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cfe7f5" draw:fill-hatch-name="Black_20_-45_20_Degrees" draw:fill-hatch-solid="false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Fine_20_Dashed_20__28_var_29_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3.43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hatch" draw:fill-color="#cfe7f5" draw:fill-hatch-name="Black_20_45_20_Degrees_20_Wide" draw:fill-hatch-solid="fals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508cm" svg:x="4.81cm" svg:y="5.826cm">
          <text:p/>
        </draw:rect>
        <draw:custom-shape draw:style-name="gr2" draw:text-style-name="P1" draw:layer="layout" svg:width="1.016cm" svg:height="1.016cm" svg:x="4.302cm" svg:y="5.572cm">
          <text:p/>
          <draw:enhanced-geometry draw:glue-point-type="segments" draw:type="mso-spt100" draw:modifiers="-90 89.778781873352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3.683cm" svg:height="1.143cm" svg:x="2.905cm" svg:y="3.921cm">
          <draw:text-box>
            <text:p text:style-name="P2"><text:span text:style-name="T1">#10 3/4” bolt</text:span></text:p>
          </draw:text-box>
        </draw:frame>
        <draw:rect draw:style-name="gr4" draw:text-style-name="P1" draw:layer="layout" svg:width="0.127cm" svg:height="1.27cm" svg:x="7.35cm" svg:y="5.445cm">
          <text:p/>
        </draw:rect>
        <draw:rect draw:style-name="gr4" draw:text-style-name="P1" draw:layer="layout" svg:width="0.127cm" svg:height="1.27cm" svg:x="7.858cm" svg:y="5.445cm">
          <text:p/>
        </draw:rect>
        <draw:rect draw:style-name="gr4" draw:text-style-name="P1" draw:layer="layout" svg:width="0.127cm" svg:height="1.778cm" svg:x="8.493cm" svg:y="5.191cm">
          <text:p/>
        </draw:rect>
        <draw:frame draw:style-name="gr5" draw:text-style-name="P2" draw:layer="layout" svg:width="2.921cm" svg:height="1.524cm" svg:x="5.826cm" svg:y="3.032cm">
          <draw:text-box>
            <text:p text:style-name="P2"><text:span text:style-name="T1">2x #10 washers</text:span></text:p>
          </draw:text-box>
        </draw:frame>
        <draw:frame draw:style-name="gr5" draw:text-style-name="P2" draw:layer="layout" svg:width="2.921cm" svg:height="1.524cm" svg:x="7.985cm" svg:y="2.524cm">
          <draw:text-box>
            <text:p text:style-name="P2"><text:span text:style-name="T1">3/4” fender</text:span></text:p>
            <text:p text:style-name="P2"><text:span text:style-name="T1">washer</text:span></text:p>
          </draw:text-box>
        </draw:frame>
        <draw:rect draw:style-name="gr4" draw:text-style-name="P1" draw:layer="layout" svg:width="0.381cm" svg:height="1.016cm" svg:x="9.001cm" svg:y="5.572cm">
          <text:p/>
        </draw:rect>
        <draw:line draw:style-name="gr6" draw:text-style-name="P1" draw:layer="layout" svg:x1="9.001cm" svg:y1="6.08cm" svg:x2="9.382cm" svg:y2="6.08cm">
          <text:p/>
        </draw:line>
        <draw:frame draw:style-name="gr7" draw:text-style-name="P2" draw:layer="layout" svg:width="2.593cm" svg:height="0.721cm" svg:x="8.74cm" svg:y="4.048cm">
          <draw:text-box>
            <text:p text:style-name="P2"><text:span text:style-name="T1">#10 nut (A)</text:span></text:p>
          </draw:text-box>
        </draw:frame>
        <draw:rect draw:style-name="gr4" draw:text-style-name="P1" draw:layer="layout" svg:width="0.127cm" svg:height="2.794cm" svg:x="11.16cm" svg:y="4.683cm">
          <text:p/>
        </draw:rect>
        <draw:frame draw:style-name="gr5" draw:text-style-name="P2" draw:layer="layout" svg:width="2.921cm" svg:height="1.661cm" svg:x="10.906cm" svg:y="2.524cm">
          <draw:text-box>
            <text:p text:style-name="P2"><text:span text:style-name="T1">1-1/4” fender</text:span></text:p>
            <text:p text:style-name="P2"><text:span text:style-name="T1">washer</text:span></text:p>
          </draw:text-box>
        </draw:frame>
        <draw:polygon draw:style-name="gr4" draw:text-style-name="P1" draw:layer="layout" svg:width="2.539cm" svg:height="2.539cm" svg:x="12.43cm" svg:y="5.318cm" svg:viewBox="0 0 2540 2540" draw:points="0,0 0,2540 2540,2540 2540,2286 254,2286 254,0">
          <text:p/>
        </draw:polygon>
        <draw:line draw:style-name="gr8" draw:text-style-name="P1" draw:layer="layout" svg:x1="6.842cm" svg:y1="6.08cm" svg:x2="15.859cm" svg:y2="6.08cm">
          <text:p/>
        </draw:line>
        <draw:rect draw:style-name="gr4" draw:text-style-name="P1" draw:layer="layout" svg:width="0.127cm" svg:height="1.27cm" svg:x="13.192cm" svg:y="5.445cm">
          <text:p/>
        </draw:rect>
        <draw:rect draw:style-name="gr4" draw:text-style-name="P1" draw:layer="layout" svg:width="0.381cm" svg:height="1.016cm" svg:x="14.723cm" svg:y="5.572cm">
          <text:p/>
        </draw:rect>
        <draw:line draw:style-name="gr6" draw:text-style-name="P1" draw:layer="layout" svg:x1="14.723cm" svg:y1="6.08cm" svg:x2="15.104cm" svg:y2="6.08cm">
          <text:p/>
        </draw:line>
        <draw:frame draw:style-name="gr7" draw:text-style-name="P2" draw:layer="layout" svg:width="2.593cm" svg:height="0.721cm" svg:x="14.462cm" svg:y="4.048cm">
          <draw:text-box>
            <text:p text:style-name="P2"><text:span text:style-name="T1">#10 nut (B)</text:span></text:p>
          </draw:text-box>
        </draw:frame>
        <draw:frame draw:style-name="gr7" draw:text-style-name="P2" draw:layer="layout" svg:width="2.382cm" svg:height="0.721cm" svg:x="12.938cm" svg:y="8.026cm">
          <draw:text-box>
            <text:p text:style-name="P2"><text:span text:style-name="T1">1” bracket</text:span></text:p>
          </draw:text-box>
        </draw:frame>
        <draw:frame draw:style-name="gr9" draw:text-style-name="P2" draw:layer="layout" svg:width="6.35cm" svg:height="3.683cm" svg:x="6.08cm" svg:y="7.985cm">
          <draw:text-box>
            <text:p text:style-name="P2"><text:span text:style-name="T1">Nut (A) holds down thick</text:span></text:p>
            <text:p text:style-name="P2"><text:span text:style-name="T1">bottom edge of basket. <text:s/>Tighten nut (A) first. <text:s/>Pass through wire basket. <text:s/>Then add remaining components. <text:s/>Tighten nut (B) so flat side of nut (A) is on edge of basket.</text:span></text:p>
          </draw:text-box>
        </draw:frame>
        <draw:line draw:style-name="gr10" draw:text-style-name="P1" draw:layer="layout" svg:x1="9.255cm" svg:y1="7.858cm" svg:x2="9.255cm" svg:y2="6.969cm">
          <text:p/>
        </draw:line>
        <draw:frame draw:style-name="gr7" draw:text-style-name="P2" draw:layer="layout" svg:width="2.691cm" svg:height="0.721cm" svg:x="11.795cm" svg:y="4.302cm">
          <draw:text-box>
            <text:p><text:span text:style-name="T1">#10 washer</text:span></text:p>
          </draw:text-box>
        </draw:frame>
        <draw:rect draw:style-name="gr11" draw:text-style-name="P1" draw:layer="layout" svg:width="0.127cm" svg:height="1.27cm" svg:x="13.7cm" svg:y="5.445cm">
          <text:p/>
        </draw:rect>
        <draw:frame draw:style-name="gr12" draw:text-style-name="P2" draw:layer="layout" svg:width="3.558cm" svg:height="0.721cm" svg:x="13.571cm" svg:y="6.969cm">
          <draw:text-box>
            <text:p text:style-name="P2"><text:span text:style-name="T1">#10 lock washer</text:span></text:p>
          </draw:text-box>
        </draw:frame>
        <draw:polygon draw:style-name="gr4" draw:text-style-name="P1" draw:layer="layout" svg:width="2.539cm" svg:height="2.539cm" svg:x="20.05cm" svg:y="7.35cm" svg:viewBox="0 0 2540 2540" draw:points="0,0 0,2540 2540,2540 2540,2286 254,2286 254,0">
          <text:p/>
        </draw:polygon>
        <draw:rect draw:style-name="gr1" draw:text-style-name="P1" draw:layer="layout" svg:width="3.365cm" svg:height="0.508cm" draw:transform="rotate (-1.57079632679579) translate (21.891cm 4.112cm)">
          <text:p/>
        </draw:rect>
        <draw:custom-shape draw:style-name="gr2" draw:text-style-name="P1" draw:layer="layout" svg:width="1.016cm" svg:height="1.016cm" draw:transform="rotate (-1.57079632679579) translate (22.145cm 3.604cm)">
          <text:p/>
          <draw:enhanced-geometry draw:glue-point-type="segments" draw:mirror-horizontal="false" draw:mirror-vertical="false" draw:type="mso-spt100" draw:modifiers="-90 89.778781873352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6" draw:text-style-name="P1" draw:layer="layout" svg:x1="17.51cm" svg:y1="11.16cm" svg:x2="23.352cm" svg:y2="11.16cm">
          <text:p/>
        </draw:line>
        <draw:line draw:style-name="gr6" draw:text-style-name="P1" draw:layer="layout" svg:x1="17.51cm" svg:y1="13.7cm" svg:x2="23.352cm" svg:y2="13.7cm">
          <text:p/>
        </draw:line>
        <draw:rect draw:style-name="gr4" draw:text-style-name="P1" draw:layer="layout" svg:width="0.635cm" svg:height="2.54cm" svg:x="21.32cm" svg:y="11.16cm">
          <text:p/>
        </draw:rect>
        <draw:frame draw:style-name="gr7" draw:layer="layout" svg:width="2.267cm" svg:height="0.962cm" svg:x="18.272cm" svg:y="11.922cm">
          <draw:text-box>
            <text:p>DECK</text:p>
          </draw:text-box>
        </draw:frame>
        <draw:rect draw:style-name="gr4" draw:text-style-name="P1" draw:layer="layout" svg:width="0.127cm" svg:height="1.27cm" draw:transform="rotate (-1.57079632679579) translate (22.272cm 10.462cm)">
          <text:p/>
        </draw:rect>
        <draw:frame draw:style-name="gr7" draw:text-style-name="P2" draw:layer="layout" svg:width="2.009cm" svg:height="1.191cm" svg:x="22.463cm" svg:y="5.318cm">
          <draw:text-box>
            <text:p text:style-name="P2"><text:span text:style-name="T1">#10 bolt</text:span></text:p>
            <text:p text:style-name="P2"><text:span text:style-name="T1">1-1/2”</text:span></text:p>
          </draw:text-box>
        </draw:frame>
        <draw:line draw:style-name="gr10" draw:text-style-name="P1" draw:layer="layout" svg:x1="21.574cm" svg:y1="7.985cm" svg:x2="21.574cm" svg:y2="9.382cm">
          <text:p/>
        </draw:line>
        <draw:frame draw:style-name="gr7" draw:text-style-name="P3" draw:layer="layout" svg:width="16.809cm" svg:height="5.939cm" svg:x="2.534cm" svg:y="12.333cm">
          <draw:text-box>
            <text:p><text:span text:style-name="T2">Scale is approximate.</text:span></text:p>
            <text:p><text:span text:style-name="T2"/></text:p>
            <text:p><text:span text:style-name="T3">Four assemblies used to clamp basket to deck.</text:span></text:p>
            <text:p><text:span text:style-name="T3">Basket is “brightroom” 13-3/4” x 6” x 6” wire bin</text:span></text:p>
            <text:p><text:span text:style-name="T3">from Target (UPC 91908 75510).</text:span></text:p>
            <text:p><text:span text:style-name="T3"/></text:p>
            <text:p><text:span text:style-name="T3">Thick bottom edge of basket and the first wire above edge</text:span></text:p>
            <text:p><text:span text:style-name="T3">are sandwiched between the fender washers.</text:span></text:p>
          </draw:text-box>
        </draw:frame>
        <draw:frame draw:style-name="gr7" draw:text-style-name="P2" draw:layer="layout" svg:width="2.691cm" svg:height="0.721cm" svg:x="22.59cm" svg:y="10.144cm">
          <draw:text-box>
            <text:p text:style-name="P2"><text:span text:style-name="T1">#10 washer</text:span></text:p>
          </draw:text-box>
        </draw:frame>
        <draw:rect draw:style-name="gr4" draw:text-style-name="P1" draw:layer="layout" svg:width="0.127cm" svg:height="1.27cm" draw:transform="rotate (-1.57079632679579) translate (22.336cm 14.526cm)">
          <text:p/>
        </draw:rect>
        <draw:frame draw:style-name="gr7" draw:text-style-name="P2" draw:layer="layout" svg:width="2.691cm" svg:height="0.721cm" svg:x="22.654cm" svg:y="14.208cm">
          <draw:text-box>
            <text:p text:style-name="P2"><text:span text:style-name="T1">#10 washer</text:span></text:p>
          </draw:text-box>
        </draw:frame>
        <draw:rect draw:style-name="gr4" draw:text-style-name="P1" draw:layer="layout" svg:width="0.381cm" svg:height="1.016cm" draw:transform="rotate (-1.57079632679579) translate (22.234cm 15.497cm)">
          <text:p/>
        </draw:rect>
        <draw:line draw:style-name="gr6" draw:text-style-name="P1" draw:layer="layout" svg:x1="21.726cm" svg:y1="15.497cm" svg:x2="21.726cm" svg:y2="15.878cm">
          <text:p/>
        </draw:line>
        <draw:frame draw:style-name="gr7" draw:text-style-name="P4" draw:layer="layout" svg:width="1.912cm" svg:height="0.721cm" svg:x="22.717cm" svg:y="15.351cm">
          <draw:text-box>
            <text:p><text:span text:style-name="T4">#10 nut</text:span></text:p>
          </draw:text-box>
        </draw:frame>
        <draw:path draw:style-name="gr6" draw:text-style-name="P1" draw:layer="layout" svg:width="0.225cm" svg:height="2.539cm" svg:x="23.352cm" svg:y="11.16cm" svg:viewBox="0 0 226 2540" svg:d="M0 0c508 1270 0 2540 0 254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Whitney</meta:initial-creator>
    <meta:creation-date>2024-10-02T16:21:03</meta:creation-date>
    <dc:date>2024-10-02T17:03:26</dc:date>
    <dc:creator>Mark Whitney</dc:creator>
    <meta:editing-duration>PT42M24S</meta:editing-duration>
    <meta:editing-cycles>11</meta:editing-cycles>
    <meta:generator>OpenOffice/4.1.1$Unix OpenOffice.org_project/411m6$Build-9775</meta:generator>
    <meta:document-statistic meta:object-count="43"/>
  </office:meta>
</office:document-meta>
</file>